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dd654" officeooo:paragraph-rsid="001dd654"/>
    </style:style>
    <style:style style:name="T1" style:family="text">
      <style:text-properties officeooo:rsid="001dd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ext:p text:style-name="P1"><text:script script:language="JODScript">&lt;forEach  items="items" var="item" element="p"/&gt;</text:script>Repeat Paragraph. Hello <text:text-input text:description="item.v1">item.v1</text:text-input>!</text:p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3-01T19:47:49.133000000</dc:date>
    <meta:editing-duration>PT8M46S</meta:editing-duration>
    <meta:editing-cycles>3</meta:editing-cycles>
    <meta:document-statistic meta:table-count="0" meta:image-count="0" meta:object-count="0" meta:page-count="1" meta:paragraph-count="3" meta:word-count="11" meta:character-count="64" meta:non-whitespace-character-count="59"/>
  </office:meta>
</office:document-meta>
</file>